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19143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f847" officeooo:paragraph-rsid="0019143e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officeooo:paragraph-rsid="0014c13c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43f44a" loext:padding="0.0193in" loext:border="0.06pt solid #e3e3e3"/>
    </style:style>
    <style:style style:name="T3" style:family="text">
      <style:text-properties fo:font-size="14pt" fo:font-weight="normal" officeooo:rsid="001af847" style:font-size-asian="14pt" style:font-weight-asian="normal" style:font-size-complex="14pt" style:font-weight-complex="normal" loext:padding="0.0193in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tient’s Rights:</text:p>
      <text:p text:style-name="P1"/>
      <text:p text:style-name="P1">Respect, Privacy &amp; Safety: To be treated with respect, privacy, dignity, and in a safe environment.</text:p>
      <text:p text:style-name="P1">Respect for Values &amp; Belief: To be treated with respect regarding individuality, personal values, beliefs, spiritual and cultural traditions.</text:p>
      <text:p text:style-name="P1">Safety: To be free from all forms of physical injury, abuse, and neglect. </text:p>
      <text:p text:style-name="P1">Confidentiality: To expect confidentiality of all records and communications to the extent provided by law.</text:p>
      <text:p text:style-name="P1">Right to Information: To receive information on diagnosis, plan of care, prognosis, medications, progress during hospitalization/treatment, post-discharge care, etc.</text:p>
      <text:p text:style-name="P1">Explanation About Care: To be explained about proposed care including diagnostic tests performed, associated risks, alternatives, possible complications, any modification regarding plan of care, and expected results of treatment. </text:p>
      <text:p text:style-name="P1">Cost: To know the expected cost of treatment.</text:p>
      <text:p text:style-name="P1">Informed Consent: To give informed consent before the transfusion of blood/blood products, anesthesia, surgery, initiation of any research protocol, any invasive/high-risk procedure, etc.</text:p>
      <text:p text:style-name="P1">Right to Second Opinion: To request a second opinion from another physician.</text:p>
      <text:p text:style-name="P1">Right to Refuse: To refuse any treatment/procedure under consent, get discharged on request after being explained about the consequences of such refusal.</text:p>
      <text:p text:style-name="P1">Feedback, Suggestion or Comment: To express satisfaction regarding services rendered, or to comment, complain, or make a suggestion for improvement of the quality of care/services.</text:p>
      <text:p text:style-name="P1"><text:span text:style-name="Strong_20_Emphasis"><text:span text:style-name="T3">Access to Medical Records: To request access to his/her clinical records as per hospital policy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54:22.094624903</meta:creation-date>
    <dc:date>2024-04-12T13:47:54.617431823</dc:date>
    <meta:editing-duration>PT5H51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18" meta:character-count="1570" meta:non-whitespace-character-count="1363"/>
  </office:meta>
</office:document-meta>
</file>